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NRIQUE LOPEZ, JUAN GUILLERM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SENATI - AREQUIP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4125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NRIQUE LOPEZ, JUAN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234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91734446</text:p>
          </table:table-cell>
          <table:table-cell table:style-name="Tabla2.A2" office:value-type="string">
            <text:p text:style-name="P9">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AVIP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12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